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8.705cm"/>
    </style:style>
    <style:style style:name="Tabla4.B" style:family="table-column">
      <style:table-column-properties style:column-width="6.562cm"/>
    </style:style>
    <style:style style:name="Tabla4.C" style:family="table-column">
      <style:table-column-properties style:column-width="1.746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17.013cm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10.689cm"/>
    </style:style>
    <style:style style:name="Tabla2.B" style:family="table-column">
      <style:table-column-properties style:column-width="6.32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013cm" fo:margin-left="0cm" table:align="left"/>
    </style:style>
    <style:style style:name="Tabla6.A" style:family="table-column">
      <style:table-column-properties style:column-width="7.99cm"/>
    </style:style>
    <style:style style:name="Tabla6.B" style:family="table-column">
      <style:table-column-properties style:column-width="7.435cm"/>
    </style:style>
    <style:style style:name="Tabla6.C" style:family="table-column">
      <style:table-column-properties style:column-width="1.588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C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Liberation Serif" officeooo:rsid="000c9218" officeooo:paragraph-rsid="000c9218"/>
    </style:style>
    <style:style style:name="P2" style:family="paragraph" style:parent-style-name="Standard">
      <style:paragraph-properties fo:text-align="justify" style:justify-single-word="false"/>
      <style:text-properties style:font-name="Liberation Serif" officeooo:rsid="000c9218" officeooo:paragraph-rsid="00143d73"/>
    </style:style>
    <style:style style:name="P3" style:family="paragraph" style:parent-style-name="Standard">
      <style:paragraph-properties fo:text-align="justify" style:justify-single-word="false"/>
      <style:text-properties style:font-name="Liberation Serif" officeooo:rsid="0011551a" officeooo:paragraph-rsid="0011551a"/>
    </style:style>
    <style:style style:name="P4" style:family="paragraph" style:parent-style-name="Standard">
      <style:paragraph-properties fo:text-align="justify" style:justify-single-word="false"/>
      <style:text-properties style:font-name="Liberation Serif" officeooo:rsid="000e49ae" officeooo:paragraph-rsid="000e49ae"/>
    </style:style>
    <style:style style:name="P5" style:family="paragraph" style:parent-style-name="Standard">
      <style:paragraph-properties fo:text-align="justify" style:justify-single-word="false"/>
      <style:text-properties style:font-name="Liberation Serif" officeooo:rsid="001950dc" officeooo:paragraph-rsid="001950dc"/>
    </style:style>
    <style:style style:name="P6" style:family="paragraph" style:parent-style-name="Standard">
      <style:paragraph-properties fo:text-align="justify" style:justify-single-word="false"/>
      <style:text-properties style:font-name="Liberation Serif" officeooo:rsid="001950dc" officeooo:paragraph-rsid="001afb03"/>
    </style:style>
    <style:style style:name="P7" style:family="paragraph" style:parent-style-name="Standard">
      <style:paragraph-properties fo:text-align="justify" style:justify-single-word="false"/>
      <style:text-properties style:font-name="Liberation Serif" officeooo:rsid="001950dc" officeooo:paragraph-rsid="00388967"/>
    </style:style>
    <style:style style:name="P8" style:family="paragraph" style:parent-style-name="Standard">
      <style:paragraph-properties fo:text-align="justify" style:justify-single-word="false"/>
      <style:text-properties style:font-name="Liberation Serif" officeooo:rsid="001950dc" officeooo:paragraph-rsid="0045c57c"/>
    </style:style>
    <style:style style:name="P9" style:family="paragraph" style:parent-style-name="Standard">
      <style:paragraph-properties fo:text-align="justify" style:justify-single-word="false"/>
      <style:text-properties style:font-name="Liberation Serif" officeooo:rsid="001afb03" officeooo:paragraph-rsid="001afb03"/>
    </style:style>
    <style:style style:name="P10" style:family="paragraph" style:parent-style-name="Standard">
      <style:paragraph-properties fo:text-align="justify" style:justify-single-word="false"/>
      <style:text-properties style:font-name="Liberation Serif" officeooo:rsid="00125993" officeooo:paragraph-rsid="000e49ae"/>
    </style:style>
    <style:style style:name="P11" style:family="paragraph" style:parent-style-name="Standard">
      <style:paragraph-properties fo:text-align="justify" style:justify-single-word="false"/>
      <style:text-properties style:font-name="Liberation Serif" officeooo:rsid="00125993" officeooo:paragraph-rsid="00143d73"/>
    </style:style>
    <style:style style:name="P12" style:family="paragraph" style:parent-style-name="Standard">
      <style:paragraph-properties fo:text-align="justify" style:justify-single-word="false"/>
      <style:text-properties style:font-name="Liberation Serif" officeooo:rsid="0025ec00" officeooo:paragraph-rsid="0036050b"/>
    </style:style>
    <style:style style:name="P13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officeooo:rsid="0025ec00" officeooo:paragraph-rsid="0025ec00"/>
    </style:style>
    <style:style style:name="P14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25ec00" officeooo:paragraph-rsid="0025ec00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14pt" style:text-underline-style="solid" style:text-underline-width="auto" style:text-underline-color="font-color" fo:font-weight="bold" officeooo:rsid="000c9218" officeooo:paragraph-rsid="000c9218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weight="bold" officeooo:rsid="0025ec00" officeooo:paragraph-rsid="0025ec00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weight="bold" officeooo:rsid="002e5b58" officeooo:paragraph-rsid="0038182f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Liberation Serif" officeooo:rsid="00307eaf" officeooo:paragraph-rsid="001afb03"/>
    </style:style>
    <style:style style:name="P19" style:family="paragraph" style:parent-style-name="Standard">
      <style:paragraph-properties fo:text-align="justify" style:justify-single-word="false"/>
      <style:text-properties style:font-name="Liberation Serif" officeooo:rsid="0035456e" officeooo:paragraph-rsid="00241dc4"/>
    </style:style>
    <style:style style:name="P20" style:family="paragraph" style:parent-style-name="Standard">
      <style:paragraph-properties fo:text-align="justify" style:justify-single-word="false"/>
      <style:text-properties style:font-name="Liberation Serif" officeooo:rsid="0038182f" officeooo:paragraph-rsid="0038182f"/>
    </style:style>
    <style:style style:name="P21" style:family="paragraph" style:parent-style-name="Standard">
      <style:paragraph-properties fo:text-align="justify" style:justify-single-word="false"/>
      <style:text-properties style:font-name="Liberation Serif" officeooo:rsid="00241dc4" officeooo:paragraph-rsid="00163114"/>
    </style:style>
    <style:style style:name="P22" style:family="paragraph" style:parent-style-name="Standard">
      <style:paragraph-properties fo:text-align="justify" style:justify-single-word="false"/>
      <style:text-properties style:font-name="Liberation Serif" officeooo:rsid="003f1ce3" officeooo:paragraph-rsid="003f1ce3"/>
    </style:style>
    <style:style style:name="P23" style:family="paragraph" style:parent-style-name="Standard">
      <style:paragraph-properties fo:text-align="justify" style:justify-single-word="false"/>
      <style:text-properties style:font-name="Liberation Serif" officeooo:rsid="002e5b58" officeooo:paragraph-rsid="0038182f"/>
    </style:style>
    <style:style style:name="P24" style:family="paragraph" style:parent-style-name="Standard">
      <style:paragraph-properties fo:text-align="justify" style:justify-single-word="false"/>
      <style:text-properties style:font-name="Liberation Serif" style:text-underline-style="none" fo:font-weight="bold" officeooo:rsid="0043f6e2" officeooo:paragraph-rsid="0043f6e2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10.5pt" officeooo:rsid="001c504e" officeooo:paragraph-rsid="004a3bf8" style:font-size-asian="10.5pt" style:font-size-complex="10.5pt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10.5pt" officeooo:rsid="001c504e" officeooo:paragraph-rsid="004a1ba6" style:font-size-asian="10.5pt" style:font-size-complex="10.5pt"/>
    </style:style>
    <style:style style:name="P27" style:family="paragraph" style:parent-style-name="Standard">
      <style:paragraph-properties fo:text-align="center" style:justify-single-word="false"/>
      <style:text-properties style:font-name="Liberation Serif" fo:font-size="10.5pt" officeooo:rsid="001c504e" officeooo:paragraph-rsid="0036050b" style:font-size-asian="10.5pt" style:font-size-complex="10.5pt"/>
    </style:style>
    <style:style style:name="P28" style:family="paragraph" style:parent-style-name="Standard">
      <style:paragraph-properties fo:text-align="justify" style:justify-single-word="false"/>
      <style:text-properties style:font-name="Liberation Serif" officeooo:rsid="004a3bf8" officeooo:paragraph-rsid="004a3bf8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" fo:font-size="10.5pt" officeooo:rsid="002b0ee0" officeooo:paragraph-rsid="004a3bf8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" fo:font-size="10.5pt" officeooo:rsid="002b0ee0" officeooo:paragraph-rsid="0036050b" style:font-size-asian="10.5pt" style:font-size-complex="10.5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erif" fo:font-size="10.5pt" officeooo:rsid="002977fa" officeooo:paragraph-rsid="0029e843" style:font-size-asian="10.5pt" style:font-size-complex="10.5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erif" fo:font-size="10.5pt" officeooo:rsid="0029e843" officeooo:paragraph-rsid="0036050b" style:font-size-asian="10.5pt" style:font-size-complex="10.5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erif" fo:font-size="10.5pt" officeooo:rsid="0036050b" officeooo:paragraph-rsid="0036050b" style:font-size-asian="10.5pt" style:font-size-complex="10.5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erif" fo:font-size="10.5pt" fo:font-weight="bold" officeooo:rsid="0029e843" officeooo:paragraph-rsid="0029e843" style:font-size-asian="10.5pt" style:font-weight-asian="bold" style:font-size-complex="10.5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Liberation Serif" fo:font-size="10.5pt" fo:font-weight="bold" officeooo:rsid="0029e843" officeooo:paragraph-rsid="0036050b" style:font-size-asian="10.5pt" style:font-weight-asian="bold" style:font-size-complex="10.5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" fo:font-size="10.5pt" fo:font-weight="bold" officeooo:rsid="004a1ba6" officeooo:paragraph-rsid="004a1ba6" style:font-size-asian="10.5pt" style:font-weight-asian="bold" style:font-size-complex="10.5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Liberation Serif" fo:font-size="10.5pt" fo:font-weight="bold" officeooo:rsid="004a3bf8" officeooo:paragraph-rsid="004a3bf8" style:font-size-asian="10.5pt" style:font-weight-asian="bold" style:font-size-complex="10.5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style="italic" officeooo:rsid="00388967" officeooo:paragraph-rsid="004a1ba6" style:font-style-asian="italic" style:font-style-complex="italic"/>
    </style:style>
    <style:style style:name="P39" style:family="paragraph" style:parent-style-name="Standard" style:list-style-name="L1">
      <style:paragraph-properties fo:text-align="justify" style:justify-single-word="false"/>
      <style:text-properties style:font-name="Liberation Serif" officeooo:rsid="001950dc" officeooo:paragraph-rsid="004a3bf8"/>
    </style:style>
    <style:style style:name="P40" style:family="paragraph" style:parent-style-name="Standard">
      <style:paragraph-properties fo:text-align="justify" style:justify-single-word="false"/>
      <style:text-properties style:font-name="Liberation Serif" officeooo:rsid="001950dc" officeooo:paragraph-rsid="004e2580"/>
    </style:style>
    <style:style style:name="P41" style:family="paragraph" style:parent-style-name="Standard">
      <style:paragraph-properties fo:text-align="justify" style:justify-single-word="false"/>
      <style:text-properties style:font-name="Liberation Serif" officeooo:rsid="001950dc" officeooo:paragraph-rsid="00518456"/>
    </style:style>
    <style:style style:name="P42" style:family="paragraph" style:parent-style-name="Standard">
      <style:paragraph-properties fo:text-align="justify" style:justify-single-word="false"/>
      <style:text-properties style:font-name="Liberation Serif" style:text-underline-style="none" fo:font-weight="bold" officeooo:rsid="0043f6e2" officeooo:paragraph-rsid="004ddba5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Liberation Serif" fo:font-size="10.5pt" officeooo:rsid="001c504e" officeooo:paragraph-rsid="004e2580" style:font-size-asian="10.5pt" style:font-size-complex="10.5pt"/>
    </style:style>
    <style:style style:name="P44" style:family="paragraph" style:parent-style-name="Standard">
      <style:paragraph-properties fo:text-align="center" style:justify-single-word="false"/>
      <style:text-properties style:font-name="Liberation Serif" fo:font-size="10.5pt" officeooo:rsid="001c504e" officeooo:paragraph-rsid="00518456" style:font-size-asian="10.5pt" style:font-size-complex="10.5pt"/>
    </style:style>
    <style:style style:name="P45" style:family="paragraph" style:parent-style-name="Standard">
      <style:paragraph-properties fo:text-align="justify" style:justify-single-word="false"/>
      <style:text-properties style:font-name="Liberation Serif" officeooo:rsid="001afb03" officeooo:paragraph-rsid="004e2580"/>
    </style:style>
    <style:style style:name="P46" style:family="paragraph" style:parent-style-name="Standard">
      <style:paragraph-properties fo:text-align="justify" style:justify-single-word="false"/>
      <style:text-properties style:font-name="Liberation Serif" officeooo:rsid="004a3bf8" officeooo:paragraph-rsid="004e2580"/>
    </style:style>
    <style:style style:name="P47" style:family="paragraph" style:parent-style-name="Standard">
      <style:paragraph-properties fo:text-align="justify" style:justify-single-word="false"/>
      <style:text-properties style:font-name="Liberation Serif" officeooo:rsid="0038182f" officeooo:paragraph-rsid="004e2580"/>
    </style:style>
    <style:style style:name="P48" style:family="paragraph" style:parent-style-name="Standard" style:list-style-name="L1">
      <style:paragraph-properties fo:text-align="justify" style:justify-single-word="false"/>
      <style:text-properties officeooo:paragraph-rsid="001950dc"/>
    </style:style>
    <style:style style:name="P49" style:family="paragraph" style:parent-style-name="Standard" style:list-style-name="L1">
      <style:paragraph-properties fo:text-align="justify" style:justify-single-word="false"/>
      <style:text-properties officeooo:paragraph-rsid="004a3bf8"/>
    </style:style>
    <style:style style:name="P50" style:family="paragraph" style:parent-style-name="Standard" style:list-style-name="L1">
      <style:paragraph-properties fo:text-align="justify" style:justify-single-word="false"/>
      <style:text-properties officeooo:paragraph-rsid="004e2580"/>
    </style:style>
    <style:style style:name="P51" style:family="paragraph" style:parent-style-name="Standard" style:list-style-name="L2">
      <style:paragraph-properties fo:text-align="justify" style:justify-single-word="false"/>
      <style:text-properties officeooo:paragraph-rsid="004a3bf8"/>
    </style:style>
    <style:style style:name="P52" style:family="paragraph" style:parent-style-name="Standard" style:list-style-name="L3">
      <style:paragraph-properties fo:text-align="justify" style:justify-single-word="false"/>
      <style:text-properties officeooo:paragraph-rsid="0038182f"/>
    </style:style>
    <style:style style:name="P53" style:family="paragraph" style:parent-style-name="Standard">
      <style:paragraph-properties fo:text-align="justify" style:justify-single-word="false"/>
      <style:text-properties officeooo:paragraph-rsid="0038182f"/>
    </style:style>
    <style:style style:name="P54" style:family="paragraph" style:parent-style-name="Standard" style:list-style-name="L4">
      <style:paragraph-properties fo:text-align="justify" style:justify-single-word="false"/>
      <style:text-properties officeooo:paragraph-rsid="004e2580"/>
    </style:style>
    <style:style style:name="P55" style:family="paragraph" style:parent-style-name="Standard" style:list-style-name="L5">
      <style:paragraph-properties fo:text-align="justify" style:justify-single-word="false"/>
      <style:text-properties officeooo:paragraph-rsid="004e2580"/>
    </style:style>
    <style:style style:name="P56" style:family="paragraph" style:parent-style-name="Table_20_Contents">
      <style:paragraph-properties fo:text-align="center" style:justify-single-word="false"/>
      <style:text-properties style:font-name="Liberation Serif" fo:font-size="10.5pt" fo:font-weight="bold" officeooo:rsid="0029e843" officeooo:paragraph-rsid="004e2580" style:font-size-asian="10.5pt" style:font-weight-asian="bold" style:font-size-complex="10.5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Liberation Serif" fo:font-size="10.5pt" fo:font-weight="bold" officeooo:rsid="0029e843" officeooo:paragraph-rsid="00518456" style:font-size-asian="10.5pt" style:font-weight-asian="bold" style:font-size-complex="10.5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Liberation Serif" fo:font-size="10.5pt" fo:font-weight="bold" officeooo:rsid="004a1ba6" officeooo:paragraph-rsid="004e2580" style:font-size-asian="10.5pt" style:font-weight-asian="bold" style:font-size-complex="10.5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iberation Serif" fo:font-size="10.5pt" fo:font-weight="bold" officeooo:rsid="004a3bf8" officeooo:paragraph-rsid="004e2580" style:font-size-asian="10.5pt" style:font-weight-asian="bold" style:font-size-complex="10.5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Liberation Serif" fo:font-size="10.5pt" officeooo:rsid="002b0ee0" officeooo:paragraph-rsid="004e2580" style:font-size-asian="10.5pt" style:font-size-complex="10.5pt"/>
    </style:style>
    <style:style style:name="P61" style:family="paragraph" style:parent-style-name="Table_20_Contents">
      <style:paragraph-properties fo:text-align="center" style:justify-single-word="false"/>
      <style:text-properties style:font-name="Liberation Serif" fo:font-size="10.5pt" officeooo:rsid="002b0ee0" officeooo:paragraph-rsid="00518456" style:font-size-asian="10.5pt" style:font-size-complex="10.5pt"/>
    </style:style>
    <style:style style:name="P62" style:family="paragraph" style:parent-style-name="Table_20_Contents">
      <style:paragraph-properties fo:text-align="center" style:justify-single-word="false"/>
      <style:text-properties style:font-name="Liberation Serif" fo:font-size="10.5pt" officeooo:rsid="0029e843" officeooo:paragraph-rsid="00518456" style:font-size-asian="10.5pt" style:font-size-complex="10.5pt"/>
    </style:style>
    <style:style style:name="P63" style:family="paragraph" style:parent-style-name="Table_20_Contents">
      <style:paragraph-properties fo:text-align="center" style:justify-single-word="false"/>
      <style:text-properties style:font-name="Liberation Serif" fo:font-size="10.5pt" officeooo:rsid="002977fa" officeooo:paragraph-rsid="00518456" style:font-size-asian="10.5pt" style:font-size-complex="10.5pt"/>
    </style:style>
    <style:style style:name="P64" style:family="paragraph" style:parent-style-name="Table_20_Contents">
      <style:paragraph-properties fo:text-align="center" style:justify-single-word="false"/>
      <style:text-properties style:font-name="Liberation Serif" fo:font-size="10.5pt" officeooo:rsid="00518456" officeooo:paragraph-rsid="00518456" style:font-size-asian="10.5pt" style:font-size-complex="10.5pt"/>
    </style:style>
    <style:style style:name="T1" style:family="text">
      <style:text-properties officeooo:rsid="0012599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25993"/>
    </style:style>
    <style:style style:name="T4" style:family="text">
      <style:text-properties officeooo:rsid="001afb03"/>
    </style:style>
    <style:style style:name="T5" style:family="text">
      <style:text-properties fo:font-style="italic" officeooo:rsid="002eec45" style:font-style-asian="italic" style:font-style-complex="italic"/>
    </style:style>
    <style:style style:name="T6" style:family="text">
      <style:text-properties fo:font-style="italic" officeooo:rsid="00352bf0" style:font-style-asian="italic" style:font-style-complex="italic"/>
    </style:style>
    <style:style style:name="T7" style:family="text">
      <style:text-properties fo:font-style="italic" officeooo:rsid="00388967" style:font-style-asian="italic" style:font-style-complex="italic"/>
    </style:style>
    <style:style style:name="T8" style:family="text">
      <style:text-properties fo:font-style="italic" fo:font-weight="normal" officeooo:rsid="002e5b58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4a3bf8" style:font-style-asian="italic" style:font-weight-asian="normal" style:font-style-complex="italic" style:font-weight-complex="normal"/>
    </style:style>
    <style:style style:name="T10" style:family="text">
      <style:text-properties officeooo:rsid="0022a7e2"/>
    </style:style>
    <style:style style:name="T11" style:family="text">
      <style:text-properties officeooo:rsid="0022e3d6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977fa" style:font-weight-asian="bold" style:font-weight-complex="bold"/>
    </style:style>
    <style:style style:name="T14" style:family="text">
      <style:text-properties fo:font-weight="bold" officeooo:rsid="0036050b" style:font-weight-asian="bold" style:font-weight-complex="bold"/>
    </style:style>
    <style:style style:name="T15" style:family="text">
      <style:text-properties fo:font-weight="bold" officeooo:rsid="001afb03" style:font-weight-asian="bold" style:font-weight-complex="bold"/>
    </style:style>
    <style:style style:name="T16" style:family="text">
      <style:text-properties fo:font-weight="bold" officeooo:rsid="00388967" style:font-weight-asian="bold" style:font-weight-complex="bold"/>
    </style:style>
    <style:style style:name="T17" style:family="text">
      <style:text-properties fo:font-weight="bold" officeooo:rsid="003f1ce3" style:font-weight-asian="bold" style:font-weight-complex="bold"/>
    </style:style>
    <style:style style:name="T18" style:family="text">
      <style:text-properties officeooo:rsid="002977fa"/>
    </style:style>
    <style:style style:name="T19" style:family="text">
      <style:text-properties officeooo:rsid="0029e843"/>
    </style:style>
    <style:style style:name="T20" style:family="text">
      <style:text-properties officeooo:rsid="002e5b58"/>
    </style:style>
    <style:style style:name="T21" style:family="text">
      <style:text-properties officeooo:rsid="002eec45"/>
    </style:style>
    <style:style style:name="T22" style:family="text">
      <style:text-properties officeooo:rsid="00307eaf"/>
    </style:style>
    <style:style style:name="T23" style:family="text">
      <style:text-properties officeooo:rsid="0035456e"/>
    </style:style>
    <style:style style:name="T24" style:family="text">
      <style:text-properties officeooo:rsid="0038182f"/>
    </style:style>
    <style:style style:name="T25" style:family="text">
      <style:text-properties officeooo:rsid="00388967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2e5b58" style:font-weight-asian="normal" style:font-weight-complex="normal"/>
    </style:style>
    <style:style style:name="T28" style:family="text">
      <style:text-properties fo:font-weight="normal" officeooo:rsid="004a3bf8" style:font-weight-asian="normal" style:font-weight-complex="normal"/>
    </style:style>
    <style:style style:name="T29" style:family="text">
      <style:text-properties fo:font-weight="normal" officeooo:rsid="004e2580" style:font-weight-asian="normal" style:font-weight-complex="normal"/>
    </style:style>
    <style:style style:name="T30" style:family="text">
      <style:text-properties officeooo:rsid="003c936e"/>
    </style:style>
    <style:style style:name="T31" style:family="text">
      <style:text-properties officeooo:rsid="003e832f"/>
    </style:style>
    <style:style style:name="T32" style:family="text">
      <style:text-properties officeooo:rsid="003f5403"/>
    </style:style>
    <style:style style:name="T33" style:family="text">
      <style:text-properties officeooo:rsid="00411504"/>
    </style:style>
    <style:style style:name="T34" style:family="text">
      <style:text-properties officeooo:rsid="0045c57c"/>
    </style:style>
    <style:style style:name="T35" style:family="text">
      <style:text-properties style:font-name="Liberation Serif" officeooo:rsid="001950dc"/>
    </style:style>
    <style:style style:name="T36" style:family="text">
      <style:text-properties style:font-name="Liberation Serif" fo:font-style="italic" officeooo:rsid="001950dc" style:font-style-asian="italic" style:font-style-complex="italic"/>
    </style:style>
    <style:style style:name="T37" style:family="text">
      <style:text-properties style:font-name="Liberation Serif" fo:font-style="italic" officeooo:rsid="0035456e" style:font-style-asian="italic" style:font-style-complex="italic"/>
    </style:style>
    <style:style style:name="T38" style:family="text">
      <style:text-properties style:font-name="Liberation Serif" officeooo:rsid="0035456e"/>
    </style:style>
    <style:style style:name="T39" style:family="text">
      <style:text-properties style:font-name="Liberation Serif" officeooo:rsid="0045c57c"/>
    </style:style>
    <style:style style:name="T40" style:family="text">
      <style:text-properties style:font-name="Liberation Serif" officeooo:rsid="004288a5"/>
    </style:style>
    <style:style style:name="T41" style:family="text">
      <style:text-properties style:font-name="Liberation Serif" fo:font-style="normal" officeooo:rsid="001950dc" style:font-style-asian="normal" style:font-style-complex="normal"/>
    </style:style>
    <style:style style:name="T42" style:family="text">
      <style:text-properties style:font-name="Liberation Serif" officeooo:rsid="004a3bf8"/>
    </style:style>
    <style:style style:name="T43" style:family="text">
      <style:text-properties officeooo:rsid="004a1ba6"/>
    </style:style>
    <style:style style:name="T44" style:family="text">
      <style:text-properties officeooo:rsid="004a3bf8"/>
    </style:style>
    <style:style style:name="T45" style:family="text">
      <style:text-properties fo:font-style="normal" fo:font-weight="normal" officeooo:rsid="004a3bf8" style:font-style-asian="normal" style:font-weight-asian="normal" style:font-style-complex="normal" style:font-weight-complex="normal"/>
    </style:style>
    <style:style style:name="T46" style:family="text">
      <style:text-properties officeooo:rsid="004ddba5"/>
    </style:style>
    <style:style style:name="T47" style:family="text">
      <style:text-properties officeooo:rsid="004e2580"/>
    </style:style>
    <style:style style:name="T48" style:family="text">
      <style:text-properties officeooo:rsid="004288a5"/>
    </style:style>
    <style:style style:name="T49" style:family="text">
      <style:text-properties officeooo:rsid="005184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Diseño de la API REST</text:p>
      <text:p text:style-name="P1"/>
      <text:p text:style-name="P3"/>
      <text:p text:style-name="P14">Introducción</text:p>
      <text:p text:style-name="P13"/>
      <text:p text:style-name="P3">Los tests estadísticos, <text:span text:style-name="T10">así como la subida y consulta de ficheros </text:span>serán accesibles vía web mediante servicios web en Python y basados en REST.</text:p>
      <text:p text:style-name="P4"/>
      <text:p text:style-name="P4">Los servicios web REST están basados en los siguientes principios:</text:p>
      <text:p text:style-name="P4"/>
      <text:p text:style-name="P4"><text:tab/>- Utilización de métodos HTTP: Por tanto, los métodos a utilizar para la comunicación con los servicios web de los tests podrán ser los típicos de HTTP: GET, POST, DELETE.</text:p>
      <text:p text:style-name="P4"><text:tab/>- Servicios sin estado: Las peticiones a los servicios web de los tests incluirán todos los datos necesarios (petición completa e independiente) para que el servidor no tenga que mantener ningún estado para procesar la petición.</text:p>
      <text:p text:style-name="P4"><text:tab/>- Exposición de URIs (identificador recursos uniforme) con forma de directorios. Por ejemplo, se podrían hacer URIs del estilo:</text:p>
      <text:p text:style-name="P4">http:// localhost:8080/<text:span text:style-name="T1">nombre_test/...</text:span></text:p>
      <text:p text:style-name="P10"/>
      <text:p text:style-name="P2"><text:tab/>El framework web Bottle <text:span text:style-name="T1">permite la implementación de servicios web accesibles mediante una o más URIs. El decorador “route()” asigna una URI a un trozo de código (el propio servicio) en lo que se denomina ruta. El decorador decora a lo que realmente referencia, que es un trozo de código. Cada vez que el navegador llama a una URL especificada con “route()” la función o servicio asociado es llamado y el valor de retorno se envía al navegador. </text:span></text:p>
      <text:p text:style-name="P2"/>
      <text:p text:style-name="P11"><text:tab/>A un mismo servicio se pueden unir tantas URIs como se desean y de este concepto es donde está basado el diseño de la API REST <text:span text:style-name="T10">para este proyecto</text:span>, ya que el diseño de la API estará determinado por los diferentes decoradores o rutas definidos para cada tipo de servicio REST.</text:p>
      <text:p text:style-name="P2"/>
      <text:p text:style-name="P16"><text:span text:style-name="T3">D</text:span><text:span text:style-name="T2">iseño</text:span></text:p>
      <text:p text:style-name="P21"/>
      <text:p text:style-name="P22">Se distinguen dos tipos de servicios en la plataforma: <text:span text:style-name="T32">servicios de subida / consulta de ficheros y servicios de acceso / ejecución de los tests.</text:span></text:p>
      <text:p text:style-name="P21"/>
      <text:p text:style-name="P12"><text:span text:style-name="T17">Servicios de s</text:span><text:span text:style-name="T13">ubida </text:span><text:span text:style-name="T14">y consulta </text:span><text:span text:style-name="T13">de ficheros</text:span><text:span text:style-name="T18">: El primer decorador de la tabla siguiente permite</text:span> la subida y el almacenamiento del contenido de <text:span text:style-name="T22">un fichero</text:span> <text:span text:style-name="T19">en el servidor</text:span>. El método usado es “POST”, ya que se envían datos al servidor <text:span text:style-name="T23">(el fichero) </text:span>y <text:span text:style-name="T22">éste</text:span> devuelve <text:span text:style-name="T33">el resumen HASH del contenido del fichero o error en el caso de que se haya producido algún error en el procesamiento del archivo o éste no se encuentre en el servidor. El segundo decorador, p</text:span>ermite consultar <text:span text:style-name="T18">los datos de </text:span>un fichero en concreto. <text:span text:style-name="T21">Tiene un parámetro de entrada no opcional “</text:span><text:span text:style-name="T5">id_</text:span><text:span text:style-name="T6">fichero</text:span><text:span text:style-name="T5">”</text:span><text:span text:style-name="T21"> (resumen HASH del contenido del fichero). En caso de no existir un fichero con esa clave, se devuelve error. </text:span>El método empleado es “GET”, ya que únicamente se reciben datos del servidor.</text:p>
      <text:p text:style-name="P19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35">Decorador</text:p>
          </table:table-cell>
          <table:table-cell table:style-name="Tabla4.A1" office:value-type="string">
            <text:p text:style-name="P35"><text:span text:style-name="T34">Ejemplo </text:span>URI</text:p>
          </table:table-cell>
          <table:table-cell table:style-name="Tabla4.C1" office:value-type="string">
            <text:p text:style-name="P35">Método</text:p>
          </table:table-cell>
        </table:table-row>
        <table:table-row>
          <table:table-cell table:style-name="Tabla4.A2" office:value-type="string">
            <text:p text:style-name="P27">@route('/<text:span text:style-name="T30">fichero</text:span>', method="POST")</text:p>
          </table:table-cell>
          <table:table-cell table:style-name="Tabla4.A2" office:value-type="string">
            <text:p text:style-name="P32">http://localhost:8080/<text:span text:style-name="T31">fichero</text:span></text:p>
          </table:table-cell>
          <table:table-cell table:style-name="Tabla4.C2" office:value-type="string">
            <text:p text:style-name="P33">POST</text:p>
          </table:table-cell>
        </table:table-row>
        <table:table-row>
          <table:table-cell table:style-name="Tabla4.A2" office:value-type="string">
            <text:p text:style-name="P27">@route('/<text:span text:style-name="T31">fichero/&lt;id_fichero&gt;</text:span>', method="<text:span text:style-name="T31">GET</text:span>")</text:p>
          </table:table-cell>
          <table:table-cell table:style-name="Tabla4.A2" office:value-type="string">
            <text:p text:style-name="P31">http://localhost:8080/<text:span text:style-name="T31">fichero/id_fichero</text:span></text:p>
          </table:table-cell>
          <table:table-cell table:style-name="Tabla4.C2" office:value-type="string">
            <text:p text:style-name="P30">GET</text:p>
          </table:table-cell>
        </table:table-row>
      </table:table>
      <text:p text:style-name="P17"/>
      <text:p text:style-name="P23"><text:span text:style-name="T12">Acceso y ejecución de tests</text:span>: Estos servicios son los encargados de dar acceso a la ejecución de los tests estadísticos y los que devuelven los datos proporcionados por éstos (en formato JSON) al navegador a través de JQuery. <text:span text:style-name="T24">El método empleado es GET, ya los servicios web de los tests únicamente devuelven datos (resultado de su ejecución).</text:span></text:p>
      <text:p text:style-name="P24"><text:soft-page-break/>- Test de Wilcoxon y tests no paramétricos de ranking</text:p>
      <text:p text:style-name="P23"/>
      <table:table table:name="Tabla3" table:style-name="Tabla3">
        <table:table-column table:style-name="Tabla3.A"/>
        <table:table-row>
          <table:table-cell table:style-name="Tabla3.A1" office:value-type="string">
            <text:p text:style-name="P34">Decorador</text:p>
          </table:table-cell>
        </table:table-row>
        <table:table-row>
          <table:table-cell table:style-name="Tabla3.A2" office:value-type="string">
            <text:p text:style-name="P26">@route('/<text:span text:style-name="T11">nombre/&lt;id_fichero&gt;/&lt;test_comparacion&gt;</text:span>', method="GET") </text:p>
          </table:table-cell>
        </table:table-row>
        <table:table-row>
          <table:table-cell table:style-name="Tabla3.A2" office:value-type="string">
            <text:p text:style-name="P26">@route('/<text:span text:style-name="T11">nombre</text:span>/<text:span text:style-name="T19">&lt;id_fichero&gt;/</text:span>&lt;alpha:float&gt;/<text:span text:style-name="T43">&lt;test_comparacion&gt;</text:span>', method="GET") </text:p>
          </table:table-cell>
        </table:table-row>
        <table:table-row>
          <table:table-cell table:style-name="Tabla3.A2" office:value-type="string">
            <text:p text:style-name="P26">@route('/<text:span text:style-name="T11">nombre</text:span>/<text:span text:style-name="T19">&lt;id_fichero&gt;/</text:span>&lt;tipo:int&gt;/<text:span text:style-name="T43">&lt;test_comparacion&gt;</text:span>', method="GET") </text:p>
          </table:table-cell>
        </table:table-row>
        <table:table-row>
          <table:table-cell table:style-name="Tabla3.A2" office:value-type="string">
            <text:p text:style-name="P26">@route('/<text:span text:style-name="T11">nombre</text:span>/<text:span text:style-name="T19">&lt;id_fichero&gt;/</text:span>&lt;alpha:float&gt;/&lt;tipo:int&gt;/<text:span text:style-name="T43">&lt;test_comparacion&gt;</text:span>', method="GET")</text:p>
          </table:table-cell>
        </table:table-row>
        <table:table-row>
          <table:table-cell table:style-name="Tabla3.A2" office:value-type="string">
            <text:p text:style-name="P26">@route('/<text:span text:style-name="T11">nombre/&lt;id_fichero&gt;</text:span>', method="GET") </text:p>
          </table:table-cell>
        </table:table-row>
        <table:table-row>
          <table:table-cell table:style-name="Tabla3.A2" office:value-type="string">
            <text:p text:style-name="P26">@route('/<text:span text:style-name="T11">nombre</text:span>/<text:span text:style-name="T19">&lt;id_fichero&gt;/</text:span>&lt;alpha:float&gt;', method="GET") </text:p>
          </table:table-cell>
        </table:table-row>
        <table:table-row>
          <table:table-cell table:style-name="Tabla3.A2" office:value-type="string">
            <text:p text:style-name="P26">@route('/<text:span text:style-name="T11">nombre</text:span>/<text:span text:style-name="T19">&lt;id_fichero&gt;/</text:span>&lt;tipo:int&gt;', method="GET") </text:p>
          </table:table-cell>
        </table:table-row>
        <table:table-row>
          <table:table-cell table:style-name="Tabla3.A2" office:value-type="string">
            <text:p text:style-name="P26">@route('/<text:span text:style-name="T11">nombre</text:span>/<text:span text:style-name="T19">&lt;id_fichero&gt;/</text:span>&lt;alpha:float&gt;/&lt;tipo:int&gt;', method="GET")</text:p>
          </table:table-cell>
        </table:table-row>
      </table:table>
      <text:p text:style-name="P18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6">Ejemplo URI</text:p>
          </table:table-cell>
          <table:table-cell table:style-name="Tabla2.B1" office:value-type="string">
            <text:p text:style-name="P37">Método</text:p>
          </table:table-cell>
        </table:table-row>
        <table:table-row>
          <table:table-cell table:style-name="Tabla2.A2" office:value-type="string">
            <text:p text:style-name="P26">@route('/<text:span text:style-name="T44">friedman/id_fichero/li_test</text:span>', method="GET") </text:p>
          </table:table-cell>
          <table:table-cell table:style-name="Tabla2.B2" office:value-type="string">
            <text:p text:style-name="P29">GET</text:p>
          </table:table-cell>
        </table:table-row>
        <table:table-row>
          <table:table-cell table:style-name="Tabla2.A2" office:value-type="string">
            <text:p text:style-name="P25">@route('/<text:span text:style-name="T44">friedman</text:span>/<text:span text:style-name="T19">id_fichero/0.05</text:span>/<text:span text:style-name="T44">li_test</text:span>', method="GET") </text:p>
          </table:table-cell>
          <table:table-cell table:style-name="Tabla2.B2" office:value-type="string">
            <text:p text:style-name="P29">GET</text:p>
          </table:table-cell>
        </table:table-row>
        <table:table-row>
          <table:table-cell table:style-name="Tabla2.A2" office:value-type="string">
            <text:p text:style-name="P25">@route('/<text:span text:style-name="T44">friedman</text:span>/<text:span text:style-name="T19">id_fichero/1</text:span>/<text:span text:style-name="T44">li_test</text:span>', method="GET") </text:p>
          </table:table-cell>
          <table:table-cell table:style-name="Tabla2.B2" office:value-type="string">
            <text:p text:style-name="P29">GET</text:p>
          </table:table-cell>
        </table:table-row>
        <table:table-row>
          <table:table-cell table:style-name="Tabla2.A2" office:value-type="string">
            <text:p text:style-name="P25">@route('/<text:span text:style-name="T44">friedman</text:span>/<text:span text:style-name="T19">id_fichero/0.05</text:span>/<text:span text:style-name="T44">1</text:span>/<text:span text:style-name="T44">li_test</text:span>', method="GET")</text:p>
          </table:table-cell>
          <table:table-cell table:style-name="Tabla2.B2" office:value-type="string">
            <text:p text:style-name="P29">GET</text:p>
          </table:table-cell>
        </table:table-row>
        <table:table-row>
          <table:table-cell table:style-name="Tabla2.A2" office:value-type="string">
            <text:p text:style-name="P25">@route('/<text:span text:style-name="T44">friedman/id_fichero</text:span>', method="GET") </text:p>
          </table:table-cell>
          <table:table-cell table:style-name="Tabla2.B2" office:value-type="string">
            <text:p text:style-name="P29">GET</text:p>
          </table:table-cell>
        </table:table-row>
        <table:table-row>
          <table:table-cell table:style-name="Tabla2.A2" office:value-type="string">
            <text:p text:style-name="P25">@route('/<text:span text:style-name="T44">friedman</text:span>/<text:span text:style-name="T19">id_fichero/0.05</text:span>', method="GET") </text:p>
          </table:table-cell>
          <table:table-cell table:style-name="Tabla2.B2" office:value-type="string">
            <text:p text:style-name="P29">GET</text:p>
          </table:table-cell>
        </table:table-row>
        <table:table-row>
          <table:table-cell table:style-name="Tabla2.A2" office:value-type="string">
            <text:p text:style-name="P25">@route('/<text:span text:style-name="T44">friedman</text:span>/<text:span text:style-name="T19">id_fichero/1</text:span>', method="GET") </text:p>
          </table:table-cell>
          <table:table-cell table:style-name="Tabla2.B2" office:value-type="string">
            <text:p text:style-name="P29">GET</text:p>
          </table:table-cell>
        </table:table-row>
        <table:table-row>
          <table:table-cell table:style-name="Tabla2.A2" office:value-type="string">
            <text:p text:style-name="P25">@route('/<text:span text:style-name="T44">friedman</text:span>/<text:span text:style-name="T19">id_fichero/0.05</text:span>/<text:span text:style-name="T44">1</text:span>', method="GET")</text:p>
          </table:table-cell>
          <table:table-cell table:style-name="Tabla2.B2" office:value-type="string">
            <text:p text:style-name="P29">GET</text:p>
          </table:table-cell>
        </table:table-row>
      </table:table>
      <text:p text:style-name="P38"/>
      <text:p text:style-name="P7"><text:span text:style-name="T7">nombre</text:span><text:span text:style-name="T25">: </text:span>nombre del test referenciado (p. ej. wilcoxon).</text:p>
      <text:p text:style-name="P6"/>
      <text:p text:style-name="P8">Estos servicios <text:span text:style-name="T20">pueden tener </text:span><text:span text:style-name="T27">(</text:span><text:span text:style-name="T28">excepto </text:span><text:span text:style-name="T27">el test de Wilcoxon, </text:span><text:span text:style-name="T28">que</text:span><text:span text:style-name="T27"> no tiene decoradores con el parámetro </text:span><text:span text:style-name="T8">tipo </text:span><text:span text:style-name="T45">ni </text:span><text:span text:style-name="T9">test_comparacion</text:span><text:span text:style-name="T27">) </text:span><text:span text:style-name="T28">tres</text:span> <text:span text:style-name="T12">parámetros</text:span> de entrada cuyos <text:span text:style-name="T26">valores</text:span><text:span text:style-name="T12"> </text:span><text:span text:style-name="T26">son</text:span><text:span text:style-name="T12"> </text:span><text:span text:style-name="T15">opcionales</text:span><text:span text:style-name="T4">:</text:span></text:p>
      <text:p text:style-name="P9"/>
      <text:list xml:id="list4347910937922924981" text:style-name="L1">
        <text:list-item>
          <text:p text:style-name="P48"><text:span text:style-name="T36">alpha</text:span><text:span text:style-name="T41">:</text:span><text:span text:style-name="T35"> nivel de significación.</text:span></text:p>
        </text:list-item>
        <text:list-item>
          <text:p text:style-name="P48"><text:span text:style-name="T36">tipo</text:span><text:span text:style-name="T41">:</text:span><text:span text:style-name="T35"> problema de minimización / maximización.</text:span></text:p>
        </text:list-item>
        <text:list-item>
          <text:p text:style-name="P39"><text:span text:style-name="T9">test_comparacion</text:span><text:span text:style-name="T45">: test POST-HOC a aplicar en caso de que el resultado del test de ranking nos indique diferencias significativas.</text:span></text:p>
        </text:list-item>
      </text:list>
      <text:p text:style-name="P5"/>
      <text:p text:style-name="P28">Valores por defecto:</text:p>
      <text:list xml:id="list7770197999823577339" text:style-name="L2">
        <text:list-item>
          <text:p text:style-name="P51"><text:span text:style-name="T36">alpha</text:span><text:span text:style-name="T41">:</text:span><text:span text:style-name="T35"> </text:span><text:span text:style-name="T42">0.05 (probabilidadde error tipo 1 típica)</text:span></text:p>
        </text:list-item>
      </text:list>
      <text:list xml:id="list205642724166327" text:continue-list="list4347910937922924981" text:style-name="L1">
        <text:list-item>
          <text:p text:style-name="P49"><text:span text:style-name="T36">tipo</text:span><text:span text:style-name="T41">:</text:span><text:span text:style-name="T35"> </text:span><text:span text:style-name="T42">0 (minimización. 1 indicaría maximización)</text:span></text:p>
        </text:list-item>
        <text:list-item>
          <text:p text:style-name="P39"><text:span text:style-name="T9">test_comparacion</text:span><text:span text:style-name="T45">: “bonferroni_dunn_test”</text:span></text:p>
        </text:list-item>
      </text:list>
      <text:p text:style-name="P5"/>
      <text:p text:style-name="P20"><text:span text:style-name="T34">También</text:span> <text:span text:style-name="T25">existe un </text:span><text:span text:style-name="T16">parámetro</text:span><text:span text:style-name="T25"> </text:span><text:span text:style-name="T12">no opcional</text:span>:</text:p>
      <text:p text:style-name="P20"/>
      <text:list xml:id="list5733763470336250837" text:style-name="L3">
        <text:list-item>
          <text:p text:style-name="P52"><text:span text:style-name="T37">id_fichero</text:span><text:span text:style-name="T38">: </text:span><text:span text:style-name="T39">resumen</text:span><text:span text:style-name="T38"> HASH del </text:span><text:span text:style-name="T39">contenido del </text:span><text:span text:style-name="T38">fichero que identifica al mismo </text:span><text:span text:style-name="T40">inequívocamente.</text:span></text:p>
        </text:list-item>
      </text:list>
      <text:p text:style-name="P53"><text:span text:style-name="T40"/></text:p>
      <text:p text:style-name="P53"><text:span text:style-name="T40"/></text:p>
      <text:p text:style-name="P53"><text:span text:style-name="T40"/></text:p>
      <text:p text:style-name="P53"><text:span text:style-name="T40"/></text:p>
      <text:p text:style-name="P53"><text:span text:style-name="T40"/></text:p>
      <text:p text:style-name="P53"><text:span text:style-name="T40"/></text:p>
      <text:p text:style-name="P42"><text:soft-page-break/><text:span text:style-name="T48">- Tests de comprobación de criterios paramétricos y tests paramétricos</text:span></text:p>
      <text:p text:style-name="P42"/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57">Decorador</text:p>
          </table:table-cell>
          <table:table-cell table:style-name="Tabla6.A1" office:value-type="string">
            <text:p text:style-name="P57"><text:span text:style-name="T34">Ejemplo </text:span>URI</text:p>
          </table:table-cell>
          <table:table-cell table:style-name="Tabla6.C1" office:value-type="string">
            <text:p text:style-name="P57">Método</text:p>
          </table:table-cell>
        </table:table-row>
        <table:table-row>
          <table:table-cell table:style-name="Tabla6.A2" office:value-type="string">
            <text:p text:style-name="P43">@route('/<text:span text:style-name="T11">nombre/&lt;id_fichero&gt;</text:span>', method="GET") </text:p>
          </table:table-cell>
          <table:table-cell table:style-name="Tabla6.A2" office:value-type="string">
            <text:p text:style-name="P43">@route('/<text:span text:style-name="T49">ttest/id_fichero'</text:span>, method="GET") </text:p>
          </table:table-cell>
          <table:table-cell table:style-name="Tabla6.C2" office:value-type="string">
            <text:p text:style-name="P64">GET</text:p>
          </table:table-cell>
        </table:table-row>
        <table:table-row>
          <table:table-cell table:style-name="Tabla6.A2" office:value-type="string">
            <text:p text:style-name="P43">@route('/<text:span text:style-name="T11">nombre</text:span>/<text:span text:style-name="T19">&lt;id_fichero&gt;/</text:span>&lt;alpha:float<text:span text:style-name="T47">&gt;</text:span>', method="GET") </text:p>
          </table:table-cell>
          <table:table-cell table:style-name="Tabla6.A2" office:value-type="string">
            <text:p text:style-name="P43">@route('/<text:span text:style-name="T49">ttest</text:span>/<text:span text:style-name="T19">id_fichero/0.05', </text:span>method="GET") </text:p>
          </table:table-cell>
          <table:table-cell table:style-name="Tabla6.C2" office:value-type="string">
            <text:p text:style-name="P61">GET</text:p>
          </table:table-cell>
        </table:table-row>
      </table:table>
      <text:p text:style-name="P41"><text:span text:style-name="T7"/></text:p>
      <text:p text:style-name="P40"><text:span text:style-name="T7">nombre</text:span><text:span text:style-name="T25">: </text:span>nombre del test referenciado (p. ej. <text:span text:style-name="T47">ttest</text:span>).</text:p>
      <text:p text:style-name="P40"/>
      <text:p text:style-name="P40">Estos servicios <text:span text:style-name="T20">pueden tener </text:span><text:span text:style-name="T29">un</text:span> <text:span text:style-name="T12">parámetro</text:span> de entrada cuyo <text:span text:style-name="T26">valor</text:span><text:span text:style-name="T12"> </text:span><text:span text:style-name="T29">es</text:span><text:span text:style-name="T12"> </text:span><text:span text:style-name="T15">opcional</text:span><text:span text:style-name="T4">:</text:span></text:p>
      <text:p text:style-name="P45"/>
      <text:list xml:id="list205642746142850" text:continue-list="list205642724166327" text:style-name="L1">
        <text:list-item>
          <text:p text:style-name="P50"><text:span text:style-name="T36">alpha</text:span><text:span text:style-name="T41">:</text:span><text:span text:style-name="T35"> nivel de significación.</text:span></text:p>
        </text:list-item>
      </text:list>
      <text:p text:style-name="P40"/>
      <text:p text:style-name="P46">Valores por defecto:</text:p>
      <text:list xml:id="list1193602678813441858" text:style-name="L4">
        <text:list-item>
          <text:p text:style-name="P54"><text:span text:style-name="T36">alpha</text:span><text:span text:style-name="T41">:</text:span><text:span text:style-name="T35"> </text:span><text:span text:style-name="T42">0.05 (probabilidadde error tipo 1 típica)</text:span></text:p>
        </text:list-item>
      </text:list>
      <text:p text:style-name="P40"/>
      <text:p text:style-name="P47"><text:span text:style-name="T34">También</text:span> <text:span text:style-name="T25">existe un </text:span><text:span text:style-name="T16">parámetro</text:span><text:span text:style-name="T25"> </text:span><text:span text:style-name="T12">no opcional</text:span>:</text:p>
      <text:p text:style-name="P47"/>
      <text:list xml:id="list5679122790019956746" text:style-name="L5">
        <text:list-item>
          <text:p text:style-name="P55"><text:span text:style-name="T37">id_fichero</text:span><text:span text:style-name="T38">: </text:span><text:span text:style-name="T39">resumen</text:span><text:span text:style-name="T38"> HASH del </text:span><text:span text:style-name="T39">contenido del </text:span><text:span text:style-name="T38">fichero que identifica al mismo </text:span><text:span text:style-name="T40">inequívocament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3T14:24:25.218955001</meta:creation-date>
    <dc:date>2014-04-08T20:56:42.528000000</dc:date>
    <meta:editing-duration>PT2H58M44S</meta:editing-duration>
    <meta:editing-cycles>34</meta:editing-cycles>
    <meta:generator>LibreOffice/4.1.4.2$Windows_x86 LibreOffice_project/0a0440ccc0227ad9829de5f46be37cfb6edcf72</meta:generator>
    <meta:document-statistic meta:table-count="4" meta:image-count="0" meta:object-count="0" meta:page-count="3" meta:paragraph-count="79" meta:word-count="720" meta:character-count="5394" meta:non-whitespace-character-count="4741"/>
  </office:meta>
</office:document-meta>
</file>